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french, a4paper, 12pt]{article}</text:p>
      <text:p text:style-name="Standard">\usepackage{lmodern}</text:p>
      <text:p text:style-name="Standard">\usepackage{babel}</text:p>
      <text:p text:style-name="Standard">\usepackage[utf8]{inputenc}</text:p>
      <text:p text:style-name="Standard">\usepackage{graphicx}</text:p>
      <text:p text:style-name="Standard">\usepackage{subcaption}</text:p>
      <text:p text:style-name="Standard">\usepackage[T1]{fontenc}</text:p>
      <text:p text:style-name="Standard">\usepackage{float}</text:p>
      <text:p text:style-name="Standard">\usepackage[table,xcdraw]{xcolor}</text:p>
      <text:p text:style-name="Standard"/>
      <text:p text:style-name="Standard">\begin{document}</text:p>
      <text:p text:style-name="Standard">\title{\textbf{Rapport Première Souteance\\</text:p>
      <text:p text:style-name="Standard"><text:s text:c="8"/>SEUMester Abroad\\[2cm]\includegraphics[width=10cm]{Soutenance 1/Images/Logo.png}}}</text:p>
      <text:p text:style-name="Standard">\author{Anaïs DRUELLE \\</text:p>
      <text:p text:style-name="Standard"><text:s text:c="8"/>Arthus DAIMEZ \\</text:p>
      <text:p text:style-name="Standard"><text:s text:c="8"/>Adam NESSAIBIA \\</text:p>
      <text:p text:style-name="Standard"><text:s text:c="8"/>Quentin HEIDRICH}</text:p>
      <text:p text:style-name="Standard">\date{05 mai 2022 }</text:p>
      <text:p text:style-name="Standard">\maketitle</text:p>
      <text:p text:style-name="Standard">\newpage</text:p>
      <text:p text:style-name="Standard">\tableofcontents</text:p>
      <text:p text:style-name="Standard">\newpage</text:p>
      <text:p text:style-name="Standard">\section{Introduction}</text:p>
      <text:p text:style-name="Standard">\paragraph{}</text:p>
      <text:p text:style-name="Standard">Comme vous le savez, à cause du conflit en Ukraine certains élèves d'EPITA, dont nous faisons parti, ont dû rentrer en France. </text:p>
      <text:p text:style-name="Standard">Le choix était difficile pour nous : soit de rester et de prendre des risques par rapport à notre semestre ou alors de rentrer et de rattraper tout un semestre en abandonnant les liens humains fraichements créés et la non validation de notre semestre académique.</text:p>
      <text:p text:style-name="Standard">Cependant tous les élèves de notre groupe sont confrontés aux mêmes problèmes, ce qui crée une certaine union bien qu'on ne se connaisse, pour la plupart, pas encore.</text:p>
      <text:p text:style-name="Standard"/>
      <text:p text:style-name="Standard">\section{Présentations personnelles}</text:p>
      <text:p text:style-name="Standard"/>
      <text:p text:style-name="Standard">\subsection{Anaïs}</text:p>
      <text:p text:style-name="Standard"/>
      <text:p text:style-name="Standard">\subsection{Arthus}</text:p>
      <text:p text:style-name="Standard">Provenant d'une famille de militaire habitant dans le sud, je suis monté à Paris pour rentrer à l'EPITA l'année dernière, actuellement, je suis en 4ème semestre du cycle préparatoire. Avant d'intégrer cette école supérieure, j'étais lycéen au Lycée Militaire D'Aix-en-Provence où j'ai obtenu mon BAC S-SI (science de l'ingénieur) spécialité ISN (Informatique et sciences du numérique).\\</text:p>
      <text:p text:style-name="Standard">La carrière militaire, si possible officier, est pour moi comme une destinée. C'est pour cela que j'ai intégré EPITA dans le but de poursuivre mon cycle ingénieur en spécialité cyber-défense et par la suite rejoindre les rangs de l'armée en tant qu'officier ingénieur (si besoin en passant par St-Cyr).\\</text:p>
      <text:p text:style-name="Standard">L'année dernière, avec l'aide de mon ancien groupe OREPA, nous avons réalisez un jeu en C\# pour le projet de second semestre. Ce fût un jeu 3D fait sur Unity et basé sur un mélange entre League of Legends et Battlerite, il était prénommé Bagarena.\\</text:p>
      <text:p text:style-name="Standard">Au semestre dernier, avec l'aide de mon groupe, nous avons réalisez un OCR pour le projet de troisième semestre. Pour décrire ce projet très brièvement, c'était un résolveur de sudoku en "scannant" la grille.\\</text:p>
      <text:p text:style-name="Standard"><text:soft-page-break/>Ces projets m'ont beaucoup apporté au niveau du travail de groupe, quant à celui-ci, je m'attends à ce qu'il renforce ma capacité de travailler en groupe, ainsi que d'approfondir mes connaissances du C, pas mal utilisé dans la cyber-défense.\\</text:p>
      <text:p text:style-name="Standard">Ainsi, l'EPITA va m'apporter beaucoup pour ma vie professionnelle, mais aussi personnelle, notamment grâce au programme international de L'EPITA (EPITA Study Abroad) et à ERASMUS, j'ai eu la chance de partir en Pologne dans la ville de Cracovie où j'ai pu rencontrer des personnes d'autres nationalités. Ce voyage m'a aussi permis de visiter une partie du pays.</text:p>
      <text:p text:style-name="Standard"/>
      <text:p text:style-name="Standard">\subsection{Adam}</text:p>
      <text:p text:style-name="Standard"/>
      <text:p text:style-name="Standard">\subsection{Quentin}</text:p>
      <text:p text:style-name="Standard">\paragraph{}</text:p>
      <text:p text:style-name="Standard">Je viens d'une famille franco-allemande où le multilinguisme a toujours été une partie intégrante de mon éducation. Je suis parti vivre à Houston, Texas au Etats Unis à l'âge de 4 ans avec ma famille, où j’ai pu devenir bilingue français-anglais, et nous sommes revenus 7 ans plus tard lorsque j’avais 12 ans. En revenant j’ai intégré le collège du Lycée International de Saint-Germain-en-Laye en section américaine où je pratiquait entre 6 et 8 heures de littérature et d’histoire américaine par semaine. Arrivé en Terminale, j’ai passé l’Option Internationale du Baccalauréat Américain.</text:p>
      <text:p text:style-name="Standard"/>
      <text:p text:style-name="Standard">\paragraph{}</text:p>
      <text:p text:style-name="Standard">Ayant eu une majeure partie de ma scolarité en anglais, j’ai souhaité intégrer EPITA en classe anglophone pour la prépa intégrée. De ce qui est du cycle ingénieur, pour le moment j’aimerais continuer une scolarité en anglais et donc choisir comme majeure le Global IT Management.</text:p>
      <text:p text:style-name="Standard"/>
      <text:p text:style-name="Standard">\paragraph{}</text:p>
      <text:p text:style-name="Standard">Au deuxième semestre, avec mon groupe de projet nous avions choisi comme thème: un jeu d’enquête et d’horreur. Bien que nous étions motivés, nous n’avions peut-être pas compris ce qu’était un jeu d’horreur car le notre ne faisait absolument pas plus peur que les télétubies (sûrement dû à des lacunes en design).</text:p>
      <text:p text:style-name="Standard"/>
      <text:p text:style-name="Standard">\paragraph{}</text:p>
      <text:p text:style-name="Standard">Au troisième semestre nous avons également fait une projet en C comme celui-ci, la différence étant que c’était un OCR et donc du traitement d’image, alors que celui-ci est un projet sujet libre.</text:p>
      <text:p text:style-name="Standard"/>
      <text:p text:style-name="Standard">\paragraph{}</text:p>
      <text:p text:style-name="Standard">Le projet est une partie inévitable chez EPITA, le S1, S2, S3 et évidemment le S4. Bien que le projet du S4 soit bien différent des autres, il a une similitude avec celui du S2: nous ne sommes pas restreints à un sujet précis. C’est à la fois une bonne chose car nous pouvons choisir précisément quelque chose qui nous parle, mais il est facile de rapidement s’éparpiller et partir dans une mauvaise direction.</text:p>
      <text:p text:style-name="Standard"/>
      <text:p text:style-name="Standard">\paragraph{}</text:p>
      <text:p text:style-name="Standard">Pour ma part, j’aime beaucoup le choix du sujet. Je me qualifierais de quelqu’un avec une mauvaise organisation et très procrastinateur. Donc une application qui m’aide à organiser que ce soit mes projets, mes devoirs ou simplement des tâches du quotidien, pourrais m’aider à améliorer mes compétences de gestion de temps.</text:p>
      <text:p text:style-name="Standard"/>
      <text:p text:style-name="Standard">\paragraph{}</text:p>
      <text:p text:style-name="Standard">Après avoir eu une pause de 3 mois après le troisième semestre, il était extrêmement difficile de trouver la motivation de travailler. Le début de projet a donc été assez délicat pour ma part en termes de motivation en plus de l’amertume venant du rapatriement en France, des cours en ligne, des midterms qui sont venus à une vitesse éclair et des TP de programmation.</text:p>
      <text:p text:style-name="Standard"><text:soft-page-break/></text:p>
      <text:p text:style-name="Standard">\section{Répartition des charges}</text:p>
      <text:p text:style-name="Standard"/>
      <text:p text:style-name="Standard"><text:s text:c="4"/>\paragraph{}</text:p>
      <text:p text:style-name="Standard"><text:s text:c="4"/>Pour que ce projet puisse voir le jour et qu'il soit bien réalisé, nous nous sommes séparés les tâches de la manière suivante.</text:p>
      <text:p text:style-name="Standard"><text:s text:c="4"/>\begin{table}[H]</text:p>
      <text:p text:style-name="Standard"><text:s text:c="8"/>\resizebox{\textwidth}{!}{%</text:p>
      <text:p text:style-name="Standard"><text:s text:c="12"/>\begin{tabular}{|</text:p>
      <text:p text:style-name="Standard"><text:s text:c="16"/>&gt;{\columncolor[HTML]{EFEFEF}}c |c|c|c|c|}</text:p>
      <text:p text:style-name="Standard"><text:s text:c="16"/>\hline</text:p>
      <text:p text:style-name="Standard"><text:s text:c="16"/>\cellcolor[HTML]{9B9B9B}Taches <text:s text:c="41"/>&amp; \cellcolor[HTML]{9B9B9B}Anaïs &amp; \cellcolor[HTML]{9B9B9B}Arthus &amp; \cellcolor[HTML]{9B9B9B}Adam &amp; \cellcolor[HTML]{9B9B9B}Quentin \\ \hline</text:p>
      <text:p text:style-name="Standard"><text:s text:c="16"/>{\color[HTML]{000000} Interface graphique <text:s/>} &amp;S &amp;R &amp; &amp; <text:s text:c="2"/>\\ \hline</text:p>
      <text:p text:style-name="Standard"><text:s text:c="16"/>{\color[HTML]{000000} Conceptualisation de l'algorithme } &amp; &amp; &amp;S &amp;R <text:s text:c="2"/>\\ \hline</text:p>
      <text:p text:style-name="Standard"><text:s text:c="16"/>{\color[HTML]{000000} Site web } &amp; &amp;S &amp;R &amp; <text:s text:c="2"/>\\ \hline</text:p>
      <text:p text:style-name="Standard"><text:s text:c="16"/>{\color[HTML]{000000} Liaison internet} &amp;R &amp; &amp; &amp;S <text:s text:c="2"/>\\ \hline</text:p>
      <text:p text:style-name="Standard"><text:s text:c="16"/>{\color[HTML]{000000} Construction du graphique } &amp; &amp; &amp;R &amp;S <text:s/>\\ \hline</text:p>
      <text:p text:style-name="Standard"><text:s text:c="12"/>\end{tabular}%</text:p>
      <text:p text:style-name="Standard"><text:s text:c="12"/>}</text:p>
      <text:p text:style-name="Standard"><text:s text:c="12"/>\caption{Tableau de la répartition des tâches}</text:p>
      <text:p text:style-name="Standard"><text:s text:c="4"/>\end{table}</text:p>
      <text:p text:style-name="Standard"><text:s text:c="4"/></text:p>
      <text:p text:style-name="Standard"><text:s text:c="4"/>\noindent \textbf{R} : Responsable de la tâche \\</text:p>
      <text:p text:style-name="Standard"><text:s text:c="4"/>\textbf{S} : Suppléant</text:p>
      <text:p text:style-name="Standard"><text:s text:c="4"/></text:p>
      <text:p text:style-name="Standard"><text:s text:c="4"/>\subsection{Description des tâches}</text:p>
      <text:p text:style-name="Standard"><text:s text:c="4"/></text:p>
      <text:p text:style-name="Standard"><text:s text:c="4"/>\subsubsection{Interface graphique}</text:p>
      <text:p text:style-name="Standard"><text:s text:c="4"/>\paragraph{}L'interface graphique permettra aux utilisateurs de décrire leurs taches selon leur durée, leur difficultée et les conditions pour les réalisées. L'important sera de produire une interface intuitive et efficace pour avoir la meilleure expérience utilisateur possible. </text:p>
      <text:p text:style-name="Standard"><text:s text:c="4"/></text:p>
      <text:p text:style-name="Standard"><text:s text:c="4"/>\subsubsection{Conceptualisation de l'algorithme}</text:p>
      <text:p text:style-name="Standard"><text:s text:c="4"/>\paragraph{}La conceptualisation de l'algorithme revient à prendre les données de l'utilisateur (les tâches requise pour le projet, ainsi que leur dépendance et le temps qu'elles prennent) et créer un graphe permetant l'optimisation du temps de travail. Il verra quelles tâches pourront être fait en même temps, il donnera la marge de temps qu'il y a pour une tâche ainsi que les chemins critiques (une marge de 0), qui, en cas de retard, retarderais tout le projet. Il retournerait un graphe(example dans l'état de l'art).</text:p>
      <text:p text:style-name="Standard"><text:s text:c="4"/>\subsubsection{Site web}</text:p>
      <text:p text:style-name="Standard"><text:s text:c="4"/>\paragraph{}Le site web que nous créerons contiendra une présentation du projet, c'est-à-dire les membres de notre équipe SEUMesterAbroad, l'idée que nous avons eue, sa chronologie. Ce site sera bien sûr tenu à jour des avancements du projet : il sera possible d'y télécharger la dernière version de notre logiciel, ou bien de consulter les différentes sources utilisées.</text:p>
      <text:p text:style-name="Standard"><text:s text:c="4"/>\paragraph{}A chaque soutenance, le dernier rapport en date sera disponible en ligne également en plus de toutes les autres ressources mises à disposition.&amp;</text:p>
      <text:p text:style-name="Standard"><text:s text:c="4"/></text:p>
      <text:p text:style-name="Standard"><text:s text:c="4"/>\subsubsection{Liaison internet}</text:p>
      <text:p text:style-name="Standard"><text:s text:c="4"/>\paragraph{}Grâce aux connaissances que nous allons acquérir ce semestre, nous implémenterons un réseau permettant une connexion en ligne au service que nous proposons. <text:soft-page-break/>L'utilisateur pourra créer son propre compte. Il aura la possibilité de créer une tâche et revenir dessus ultérieurement. Nous lui permettrons aussi d'envoyer des liens d'invitation pour donner accès aux tâches à des personnes externes. Ceux ayant accès à ce lien pourront modifier les tâches du projet.</text:p>
      <text:p text:style-name="Standard"><text:s text:c="4"/></text:p>
      <text:p text:style-name="Standard"><text:s text:c="4"/>\subsubsection{Construction du graphique}</text:p>
      <text:p text:style-name="Standard"><text:s text:c="4"/>\paragraph{}Le graphique sera conçu en suivant les pricipes dictés plus haut et en prenant exemple sur l'image visible page 5. Il faudra que ce graphique soit très clair et simple a comprendre pour l'utilisateur.Il faudra également que le rendu se fasse rapidement pour ne pas gêner l'expérience utilisateur.</text:p>
      <text:p text:style-name="Standard"><text:s text:c="4"/></text:p>
      <text:p text:style-name="Standard"><text:s text:c="4"/>\paragraph{}Bien que nous ayons peut de tâches à réaliser elles sont toutes complexes et prendront beaucoup de temps et d'implications chacunes. Nous devrons donc réussir à bien nous organiser pour mener a bien ce projet.</text:p>
      <text:p text:style-name="Standard"><text:s text:c="4"/></text:p>
      <text:p text:style-name="Standard">\section{Avancements et retards}</text:p>
      <text:p text:style-name="Standard"><text:s text:c="4"/></text:p>
      <text:p text:style-name="Standard">\subsection{Avancement général}</text:p>
      <text:p text:style-name="Standard">\paragraph{}</text:p>
      <text:p text:style-name="Standard">Le tableau que vous verrez ci dessous représente l'avancement de notre projet. Il comporte les étapes terminées ainsi que celles, malheureusement, pas terminées pour cette fin de projet. </text:p>
      <text:p text:style-name="Standard"/>
      <text:p text:style-name="Standard">\begin{table}[H]</text:p>
      <text:p text:style-name="Standard"><text:s text:c="8"/>\resizebox{\textwidth}{!}{%</text:p>
      <text:p text:style-name="Standard"><text:s text:c="12"/>\begin{tabular}{|</text:p>
      <text:p text:style-name="Standard"><text:s text:c="16"/>&gt;{\columncolor[HTML]{EFEFEF}}c |c|c|}</text:p>
      <text:p text:style-name="Standard"><text:s text:c="16"/>\hline</text:p>
      <text:p text:style-name="Standard"><text:s text:c="16"/>\cellcolor[HTML]{9B9B9B}Taches <text:s text:c="41"/>&amp; \cellcolor[HTML]{9B9B9B}Avancement prévu &amp; \cellcolor[HTML]{9B9B9B}Avancement réel \\ \hline</text:p>
      <text:p text:style-name="Standard"><text:s text:c="16"/>{\color[HTML]{000000} Interface graphique} &amp;30 <text:s/>&amp;85 <text:s text:c="2"/>\\ \hline</text:p>
      <text:p text:style-name="Standard"><text:s text:c="16"/>{\color[HTML]{000000} Conceptualisation de l’algorithme} &amp;70 <text:s/>&amp;50 <text:s text:c="2"/>\\ \hline</text:p>
      <text:p text:style-name="Standard"><text:s text:c="16"/>{\color[HTML]{000000} Site web} <text:s/>&amp;20 <text:s/>&amp; <text:s text:c="2"/>\\ \hline</text:p>
      <text:p text:style-name="Standard"><text:s text:c="16"/>{\color[HTML]{000000} Liaison internet} <text:s/>&amp;30 <text:s/>&amp; <text:s/>\\ \hline</text:p>
      <text:p text:style-name="Standard"><text:s text:c="16"/>{\color[HTML]{000000} Construction du graphique} <text:s/>&amp;40 <text:s/>&amp; <text:s/>\\ \hline</text:p>
      <text:p text:style-name="Standard"><text:s text:c="12"/>\end{tabular}%</text:p>
      <text:p text:style-name="Standard"><text:s text:c="12"/>}</text:p>
      <text:p text:style-name="Standard"><text:s text:c="12"/>\caption{Tableau de la répartition des tâches}</text:p>
      <text:p text:style-name="Standard"><text:s text:c="4"/>\end{table}</text:p>
      <text:p text:style-name="Standard">\subsection{Avancement individuels}</text:p>
      <text:p text:style-name="Standard"><text:s text:c="4"/></text:p>
      <text:p text:style-name="Standard">\subsubsection{Anaïs}</text:p>
      <text:p text:style-name="Standard">\subsubsection{Arthus}</text:p>
      <text:p text:style-name="Standard">\paragraph{}</text:p>
      <text:p text:style-name="Standard"/>
      <text:p text:style-name="Standard">En ce qui concerne l'interface graphique, dont je suis le responsable, j'ai pu avancer beaucoup plus que prévu car j'ai voulu finir ça vite et pouvoir ensuite aider mes camarades.</text:p>
      <text:p text:style-name="Standard">Ma partie consiste donc sur la communication entre l'homme et la machine. La récupérations des données entrés par l'utilisateur et l'affichage des résultats.</text:p>
      <text:p text:style-name="Standard"/>
      <text:p text:style-name="Standard">\paragraph{}</text:p>
      <text:p text:style-name="Standard">Pour réaliser cette partie j'ai choisie d'utiliser l'application Glade pour créer l'interface en elle-même, la librairie GTK pour pouvoir connecter les boutons et les programmes entre-eux, et enfin la <text:soft-page-break/>librairie SDL pour pouvoir enregistrer le résultat à la fin. Pour arriver ou j'en suis j'ai du beaucoup travailler avec Quentin étant donnée qu'il utilise mes données. Ainsi je me suis concerté avec lui pour créer deux structures: la première étant le data\_pert qui contient basiquement les données de chaque composantes ajoutées par l'utilisateur (l'index / le nom/ la durée/ les antécédents). Ensuite, nous en avons créée une deuxième pour l'utiliser comme une queue avec un champ data_pert pour accéder aux données et un champ next pour accéder au suivant. La présence d'une sentinelle est notable car toute tâche n'ayant pas besoin d'antérioritée doit avoir cette sentinelle comme antériorité.</text:p>
      <text:p text:style-name="Standard">\paragraph{}</text:p>
      <text:p text:style-name="Standard">Comment marche mon interface graphique ? La première étape est un menu avec le nom du groupe, le nom du projet, et notre logo (cf images ci-dessous). </text:p>
      <text:p text:style-name="Standard"/>
      <text:p text:style-name="Standard">\begin{figure}[H]</text:p>
      <text:p text:style-name="Standard"><text:s text:c="2"/>\centering</text:p>
      <text:p text:style-name="Standard"><text:s text:c="2"/>\includegraphics[width=0.7\textwidth]{Soutenance 1/Images/1.png}</text:p>
      <text:p text:style-name="Standard"><text:s text:c="2"/>\caption{Menu de départ de l'application}</text:p>
      <text:p text:style-name="Standard">\end{figure}</text:p>
      <text:p text:style-name="Standard"/>
      <text:p text:style-name="Standard">On peut y trouver un bouton "Nouveau projet", qui nous ouvre une nouvelle fenêtre où nous devrons y mettre un nom d'utilsateur (utilisé par Anaïs) et le nombre total de composantes.</text:p>
      <text:p text:style-name="Standard"/>
      <text:p text:style-name="Standard">\begin{figure}[H]</text:p>
      <text:p text:style-name="Standard"><text:s text:c="2"/>\centering</text:p>
      <text:p text:style-name="Standard"><text:s text:c="2"/>\includegraphics[width=0.7\textwidth]{Soutenance 1/Images/2.png}</text:p>
      <text:p text:style-name="Standard"><text:s text:c="2"/>\caption{Menu de login}</text:p>
      <text:p text:style-name="Standard">\end{figure}</text:p>
      <text:p text:style-name="Standard"/>
      <text:p text:style-name="Standard">Si on essaie de ne pas rentrer de chiffre ou de mettre un nombre négatif ou nul cela affiche un message d'erreur.</text:p>
      <text:p text:style-name="Standard"/>
      <text:p text:style-name="Standard">\begin{figure}[H]</text:p>
      <text:p text:style-name="Standard"><text:s text:c="2"/>\centering</text:p>
      <text:p text:style-name="Standard"><text:s text:c="2"/>\includegraphics[width=0.7\textwidth]{Soutenance 1/Images/3.png}</text:p>
      <text:p text:style-name="Standard"><text:s text:c="2"/>\caption{Menu de login avec une erreur}</text:p>
      <text:p text:style-name="Standard">\end{figure}</text:p>
      <text:p text:style-name="Standard"/>
      <text:p text:style-name="Standard">Si l'enregistrement est ok, alors le menu principale d'actualise et affiche le nombre actuel de composantes et affiche un bouton pour créer une nouvelle tâche.</text:p>
      <text:p text:style-name="Standard"/>
      <text:p text:style-name="Standard">\begin{figure}[H]</text:p>
      <text:p text:style-name="Standard"><text:s text:c="2"/>\centering</text:p>
      <text:p text:style-name="Standard"><text:s text:c="2"/>\includegraphics[width=0.7\textwidth]{Soutenance 1/Images/4.png}</text:p>
      <text:p text:style-name="Standard"><text:s text:c="2"/>\caption{Menu de départ de l'application actualisé}</text:p>
      <text:p text:style-name="Standard">\end{figure}</text:p>
      <text:p text:style-name="Standard"/>
      <text:p text:style-name="Standard">Si on clique sur ce bouton une nouvelle fenêtre apparaît dans laquelle on y rentre les données de la tâche. Si une donnée n'est pas valide (comme par exemple mettre en antérioté un index suppérieur à celui de la tâche) cela affiche un message d'erreur (cf. images ci-dessous), dans le cas contraire la tâche est enregistrée et le nombre total de composante augmpentée de 1 (cf. images ci-dessous).</text:p>
      <text:p text:style-name="Standard"/>
      <text:p text:style-name="Standard">\begin{figure}[H]</text:p>
      <text:p text:style-name="Standard"><text:s text:c="2"/>\centering</text:p>
      <text:p text:style-name="Standard"><text:soft-page-break/><text:s text:c="2"/>\includegraphics[width=0.7\textwidth]{Soutenance 1/Images/5.png}</text:p>
      <text:p text:style-name="Standard"><text:s text:c="2"/>\caption{Menu dans lequel on renseigne les données de la tache}</text:p>
      <text:p text:style-name="Standard">\end{figure}</text:p>
      <text:p text:style-name="Standard"/>
      <text:p text:style-name="Standard">\begin{figure}[H]</text:p>
      <text:p text:style-name="Standard"><text:s text:c="2"/>\centering</text:p>
      <text:p text:style-name="Standard"><text:s text:c="2"/>\includegraphics[width=0.7\textwidth]{Soutenance 1/Images/6.png}</text:p>
      <text:p text:style-name="Standard"><text:s text:c="2"/>\caption{Menu de départ de l'application actualisé après une erreur}</text:p>
      <text:p text:style-name="Standard">\end{figure}</text:p>
      <text:p text:style-name="Standard"/>
      <text:p text:style-name="Standard">\begin{figure}[H]</text:p>
      <text:p text:style-name="Standard"><text:s text:c="2"/>\centering</text:p>
      <text:p text:style-name="Standard"><text:s text:c="2"/>\includegraphics[width=0.7\textwidth]{Soutenance 1/Images/7.png}</text:p>
      <text:p text:style-name="Standard"><text:s text:c="2"/>\caption{Menu de départ de l'application actualisé après une réussite}</text:p>
      <text:p text:style-name="Standard">\end{figure}</text:p>
      <text:p text:style-name="Standard"/>
      <text:p text:style-name="Standard">Lorsque le nombre total de composante est atteinte, le bouton "Nouvelle composante" se cache et un bouton "valider" s'affiche (cf. Image ci-dessous). Si nous cliquons sur celui-ci le procédé de traitement ce lance et affiche ensuite le résultat. Pour le moment, n'ayant pas d'images résultats, le logo est affiché.</text:p>
      <text:p text:style-name="Standard"/>
      <text:p text:style-name="Standard">\begin{figure}[H]</text:p>
      <text:p text:style-name="Standard"><text:s text:c="2"/>\centering</text:p>
      <text:p text:style-name="Standard"><text:s text:c="2"/>\includegraphics[width=0.7\textwidth]{Soutenance 1/Images/8.png}</text:p>
      <text:p text:style-name="Standard"><text:s text:c="2"/>\caption{Menu de départ de l'application actualisé après la limite atteinte}</text:p>
      <text:p text:style-name="Standard">\end{figure}</text:p>
      <text:p text:style-name="Standard"/>
      <text:p text:style-name="Standard">\begin{figure}[H]</text:p>
      <text:p text:style-name="Standard"><text:s text:c="2"/>\centering</text:p>
      <text:p text:style-name="Standard"><text:s text:c="2"/>\includegraphics[width=0.7\textwidth]{Soutenance 1/Images/9.png}</text:p>
      <text:p text:style-name="Standard"><text:s text:c="2"/>\caption{Menu du résultat}</text:p>
      <text:p text:style-name="Standard">\end{figure}</text:p>
      <text:p text:style-name="Standard"/>
      <text:p text:style-name="Standard">Pour la deuxième soutenance je vais devoir plus travailler avec Adam, comme je devrai afficher le résultat de sa partie.</text:p>
      <text:p text:style-name="Standard"/>
      <text:p text:style-name="Standard">Au niveau des problèmes rencontrés, j'ai du réapprendre à utiliser SDL et GTK. Mais aussi la corruption de mon fichier de code alors que notre git n'était pas encore finalisé, heureusment j'ai un NAS personnel où je fais des sauvegardes régulière ce qui m'a donc permis de ne pas perdre l'intégralité de mon code.</text:p>
      <text:p text:style-name="Standard"/>
      <text:p text:style-name="Standard">\subsubsection{Adam}</text:p>
      <text:p text:style-name="Standard">\subsubsection{Quentin}</text:p>
      <text:p text:style-name="Standard"/>
      <text:p text:style-name="Standard">\paragraph{}</text:p>
      <text:p text:style-name="Standard">La partie dont je suis responsable pour le projet est la conceptualisation de l’algorithme de PERT. C’est une manière “fancy” de dire que je dois traîter des données de l’utilisateur. Évidemment pour représenter ce problème j’ai décidé d’utiliser les graphes. </text:p>
      <text:p text:style-name="Standard"/>
      <text:p text:style-name="Standard">\paragraph{}</text:p>
      <text:p text:style-name="Standard"><text:soft-page-break/>La première partie du travail consistait à choisir une implémentation de graphe en C, ce qui n’est pas une tâche si facile avec le nombre d'implémentations possible. Après quelque temps je suis arrivé à une version finale qui répondait bien au problème posé.</text:p>
      <text:p text:style-name="Standard"/>
      <text:p text:style-name="Standard">\paragraph{}</text:p>
      <text:p text:style-name="Standard">La structure principale est une structure “graph” composée du nombre de sommets et d’une liste de sommets qu’on appelle “nodelist”. Pour représenter ces sommets j’ai fait une autre structure qui comprend le nombre d'adjacences, le nom, le temps que prend la tâche, le temps auquel la tâche doit être faite au plus tôt et au plus tard ainsi que la marge de temps pour cette tâche pour identifier les tâches critiques. Il y a également dans la structure des sommets la liste d’adjacences. J’épargne les détails du comment on ajoute un arc, comment on crée le graphe ou bien comment on actualise la liste d’adjacences.</text:p>
      <text:p text:style-name="Standard"/>
      <text:p text:style-name="Standard">\paragraph{}</text:p>
      <text:p text:style-name="Standard">Avec Arthus nous avons implémenté la structure "data\_pert" qui prend toutes les données de l’utilisateur, c'est-à-dire: les nom, l’index, la durée et les antécédents d'une tâche. Il me rend une liste de cette structure pour que je puisse ensuite la transformer en graphe.</text:p>
      <text:p text:style-name="Standard"/>
      <text:p text:style-name="Standard">\paragraph{}</text:p>
      <text:p text:style-name="Standard">Pour ma part, j’ai pris un peu de retard sur ma tâche (un diagramme PERT m'aurait été utile). Trouver une bonne implémentation de graphe en C m’a pris beaucoup plus de temps que j’avais prévu. J’aurais bien aimé au moins avoir réussi à implémenter le temps le plus tôt d’une tâche pour cette soutenance, mais cela n’a pas été possible et je suis en train de travailler dessus. Je dirais que je suis à la moitié de ma tâche, donc 50\% au lieu des 70\% prévus.</text:p>
      <text:p text:style-name="Standard"/>
      <text:p text:style-name="Standard">\paragraph{}</text:p>
      <text:p text:style-name="Standard">Pour cette première soutenance j’ai pas mal travailler avec Arthus qui faisait l’interface graphique car j’avais besoin de ses résultats (le User Input) pour pouvoir le transformer en graphe et commencer le traitement.</text:p>
      <text:p text:style-name="Standard"/>
      <text:p text:style-name="Standard">\paragraph{}</text:p>
      <text:p text:style-name="Standard">Pour la prochaine soutenance, je vais devoir travailler davantage avec Adam car sa partie est la suite logique de la mienne. En effet, pour pouvoir dessiner le graphe, Adam à besoin de récupérer le graphe traité.</text:p>
      <text:p text:style-name="Standard"><text:s text:c="4"/></text:p>
      <text:p text:style-name="Standard">\section{Conclusion}</text:p>
      <text:p text:style-name="Standard"/>
      <text:p text:style-name="Standard">\paragraph{}Pour répondre à notre problematique d'organisation de projet, nous avons donc décidés de partir sur le diagramme de PERT. Pour faire cela nous décomposons le travail en cinq grandes tâches. L'interface graphique, la conceptualisation de l’algorithme, le site web, la liaison internet et finalement la construction du graphique, toutes aussi importantes les unes que les autres. Nous prévoyons d'avoir fait un peu moins de la moité du projet pour la première soutenance, car nous moins de temps qu'entre la prèmière et la deuxième soutenance.</text:p>
      <text:p text:style-name="Standard">\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9:47:47.744281880</meta:creation-date>
    <dc:date>2022-05-04T19:48:06.607866220</dc:date>
    <meta:editing-duration>PT19S</meta:editing-duration>
    <meta:editing-cycles>1</meta:editing-cycles>
    <meta:document-statistic meta:table-count="0" meta:image-count="0" meta:object-count="0" meta:page-count="7" meta:paragraph-count="195" meta:word-count="2499" meta:character-count="18012" meta:non-whitespace-character-count="15006"/>
    <meta:generator>LibreOffice/6.4.7.2$Linux_X86_64 LibreOffice_project/40$Build-2</meta:generator>
  </office:meta>
</office:document-meta>
</file>